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6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6">
      <style:text-properties style:font-name="Arial" style:font-name-asian="Arial1" style:font-name-complex="Arial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ce3" office:value-type="string">
            <text:p>-1..0..1</text:p>
          </table:table-cell>
          <table:table-cell table:style-name="ce3" office:value-type="string">
            <text:p>-1..0..1</text:p>
          </table:table-cell>
          <table:table-cell table:style-name="ce3" office:value-type="string">
            <text:p>-1..0..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0">
            <text:p>0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0">
            <text:p>0,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0..1..inf</text:p>
          </table:table-cell>
          <table:table-cell table:style-name="ce3" office:value-type="string">
            <text:p>-1..0..1</text:p>
          </table:table-cell>
          <table:table-cell table:style-name="ce3" office:value-type="string">
            <text:p>0..1..inf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-LOG((1-[.B2])/2)/LOG(2)" office:value-type="float" office:value="1">
            <text:p>1,0</text:p>
          </table:table-cell>
          <table:table-cell table:style-name="ce6" table:formula="of:=[.C2]" office:value-type="float" office:value="0">
            <text:p>0,0</text:p>
          </table:table-cell>
          <table:table-cell table:formula="of:=-LOG((1-[.D2])/2)/LOG(2)" office:value-type="float" office:value="1">
            <text:p>1,0</text:p>
          </table:table-cell>
          <table:table-cell table:number-columns-repeated="3"/>
          <table:table-cell table:style-name="ce5" office:value-type="string">
            <text:p>-1..0..1</text:p>
          </table:table-cell>
          <table:table-cell table:style-name="ce5" office:value-type="string">
            <text:p>0..1..inf</text:p>
          </table:table-cell>
        </table:table-row>
        <table:table-row table:style-name="ro1">
          <table:table-cell table:style-name="ce1" office:value-type="string">
            <text:p>v</text:p>
          </table:table-cell>
          <table:table-cell table:style-name="ce5" office:value-type="string">
            <text:p>g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all-real</text:p>
          </table:table-cell>
          <table:table-cell table:style-name="ce5" office:value-type="string">
            <text:p>all-calc</text:p>
          </table:table-cell>
          <table:table-cell table:style-name="ce5"/>
          <table:table-cell table:style-name="ce2" office:value-type="float" office:value="-1">
            <text:p>-1,0</text:p>
          </table:table-cell>
          <table:table-cell table:style-name="ce2" table:formula="of:=-LOG((1-[.H5])/2)/LOG(2)" office:value-type="float" office:value="-0">
            <text:p>0,0</text:p>
          </table:table-cell>
        </table:table-row>
        <table:table-row table:style-name="ro1">
          <table:table-cell table:style-name="ce2" office:value-type="float" office:value="0">
            <text:p>0,0</text:p>
          </table:table-cell>
          <table:table-cell table:style-name="ce2" table:formula="of:=POWER([.A6];[.B$4])" office:value-type="float" office:value="0">
            <text:p>0,0</text:p>
          </table:table-cell>
          <table:table-cell table:formula="of:=MAX(MIN([.A6]+[.C$4];1);0)" office:value-type="float" office:value="0">
            <text:p>0,0</text:p>
          </table:table-cell>
          <table:table-cell table:formula="of:=MIN(MAX(([.A6]-0.5)*[.D$4]+0.5;0);1)" office:value-type="float" office:value="0">
            <text:p>0,0</text:p>
          </table:table-cell>
          <table:table-cell table:style-name="ce2" table:formula="of:=MIN(MAX(([.A6]^[.B$4]+[.C$4]-0.5)*[.D$4]+0.5;0);1)" office:value-type="float" office:value="0">
            <text:p>0,0</text:p>
          </table:table-cell>
          <table:table-cell table:style-name="ce2" table:formula="of:=IF([.D$2]&gt;0;MIN(MAX(MIN(MAX([.A6]^[.B$4]+[.C$4]-0.5+0.5/[.D$4];0);1)*[.D$4];0);1);MIN(MAX(MIN(MAX([.A6]^[.B$4]*[.D$4];0);1)+([.C$4]-0.5)*[.D$4]+0.5;0);1))" office:value-type="float" office:value="0">
            <text:p>0,0</text:p>
          </table:table-cell>
          <table:table-cell/>
          <table:table-cell table:style-name="ce2" table:formula="of:=[.H5]+0.2" office:value-type="float" office:value="-0.8">
            <text:p>-0,8</text:p>
          </table:table-cell>
          <table:table-cell table:style-name="ce2" table:formula="of:=-LOG((1-[.H6])/2)/LOG(2)" office:value-type="float" office:value="0.15200309344505">
            <text:p>0,2</text:p>
          </table:table-cell>
        </table:table-row>
        <table:table-row table:style-name="ro1">
          <table:table-cell table:style-name="ce2" table:formula="of:=[.A6]+0.1" office:value-type="float" office:value="0.1">
            <text:p>0,1</text:p>
          </table:table-cell>
          <table:table-cell table:style-name="ce2" table:formula="of:=POWER([.A7];[.B$4])" office:value-type="float" office:value="0.1">
            <text:p>0,1</text:p>
          </table:table-cell>
          <table:table-cell table:formula="of:=MAX(MIN([.A7]+[.C$4];1);0)" office:value-type="float" office:value="0.1">
            <text:p>0,1</text:p>
          </table:table-cell>
          <table:table-cell table:formula="of:=MIN(MAX(([.A7]-0.5)*[.D$4]+0.5;0);1)" office:value-type="float" office:value="0.1">
            <text:p>0,1</text:p>
          </table:table-cell>
          <table:table-cell table:style-name="ce2" table:formula="of:=MIN(MAX(([.A7]^[.B$4]+[.C$4]-0.5)*[.D$4]+0.5;0);1)" office:value-type="float" office:value="0.1">
            <text:p>0,1</text:p>
          </table:table-cell>
          <table:table-cell table:style-name="ce2" table:formula="of:=IF([.D$2]&gt;0;MIN(MAX(MIN(MAX([.A7]^[.B$4]+[.C$4]-0.5+0.5/[.D$4];0);1)*[.D$4];0);1);MIN(MAX(MIN(MAX([.A7]^[.B$4]*[.D$4];0);1)+([.C$4]-0.5)*[.D$4]+0.5;0);1))" office:value-type="float" office:value="0.1">
            <text:p>0,1</text:p>
          </table:table-cell>
          <table:table-cell/>
          <table:table-cell table:style-name="ce2" table:formula="of:=[.H6]+0.2" office:value-type="float" office:value="-0.6">
            <text:p>-0,6</text:p>
          </table:table-cell>
          <table:table-cell table:style-name="ce2" table:formula="of:=-LOG((1-[.H7])/2)/LOG(2)" office:value-type="float" office:value="0.321928094887362">
            <text:p>0,3</text:p>
          </table:table-cell>
        </table:table-row>
        <table:table-row table:style-name="ro1">
          <table:table-cell table:style-name="ce2" table:formula="of:=[.A7]+0.1" office:value-type="float" office:value="0.2">
            <text:p>0,2</text:p>
          </table:table-cell>
          <table:table-cell table:style-name="ce2" table:formula="of:=POWER([.A8];[.B$4])" office:value-type="float" office:value="0.2">
            <text:p>0,2</text:p>
          </table:table-cell>
          <table:table-cell table:formula="of:=MAX(MIN([.A8]+[.C$4];1);0)" office:value-type="float" office:value="0.2">
            <text:p>0,2</text:p>
          </table:table-cell>
          <table:table-cell table:formula="of:=MIN(MAX(([.A8]-0.5)*[.D$4]+0.5;0);1)" office:value-type="float" office:value="0.2">
            <text:p>0,2</text:p>
          </table:table-cell>
          <table:table-cell table:style-name="ce2" table:formula="of:=MIN(MAX(([.A8]^[.B$4]+[.C$4]-0.5)*[.D$4]+0.5;0);1)" office:value-type="float" office:value="0.2">
            <text:p>0,2</text:p>
          </table:table-cell>
          <table:table-cell table:style-name="ce2" table:formula="of:=IF([.D$2]&gt;0;MIN(MAX(MIN(MAX([.A8]^[.B$4]+[.C$4]-0.5+0.5/[.D$4];0);1)*[.D$4];0);1);MIN(MAX(MIN(MAX([.A8]^[.B$4]*[.D$4];0);1)+([.C$4]-0.5)*[.D$4]+0.5;0);1))" office:value-type="float" office:value="0.2">
            <text:p>0,2</text:p>
          </table:table-cell>
          <table:table-cell/>
          <table:table-cell table:style-name="ce2" table:formula="of:=[.H7]+0.2" office:value-type="float" office:value="-0.4">
            <text:p>-0,4</text:p>
          </table:table-cell>
          <table:table-cell table:style-name="ce2" table:formula="of:=-LOG((1-[.H8])/2)/LOG(2)" office:value-type="float" office:value="0.514573172829758">
            <text:p>0,5</text:p>
          </table:table-cell>
        </table:table-row>
        <table:table-row table:style-name="ro1">
          <table:table-cell table:style-name="ce2" table:formula="of:=[.A8]+0.1" office:value-type="float" office:value="0.3">
            <text:p>0,3</text:p>
          </table:table-cell>
          <table:table-cell table:style-name="ce2" table:formula="of:=POWER([.A9];[.B$4])" office:value-type="float" office:value="0.3">
            <text:p>0,3</text:p>
          </table:table-cell>
          <table:table-cell table:formula="of:=MAX(MIN([.A9]+[.C$4];1);0)" office:value-type="float" office:value="0.3">
            <text:p>0,3</text:p>
          </table:table-cell>
          <table:table-cell table:formula="of:=MIN(MAX(([.A9]-0.5)*[.D$4]+0.5;0);1)" office:value-type="float" office:value="0.3">
            <text:p>0,3</text:p>
          </table:table-cell>
          <table:table-cell table:style-name="ce2" table:formula="of:=MIN(MAX(([.A9]^[.B$4]+[.C$4]-0.5)*[.D$4]+0.5;0);1)" office:value-type="float" office:value="0.3">
            <text:p>0,3</text:p>
          </table:table-cell>
          <table:table-cell table:style-name="ce2" table:formula="of:=IF([.D$2]&gt;0;MIN(MAX(MIN(MAX([.A9]^[.B$4]+[.C$4]-0.5+0.5/[.D$4];0);1)*[.D$4];0);1);MIN(MAX(MIN(MAX([.A9]^[.B$4]*[.D$4];0);1)+([.C$4]-0.5)*[.D$4]+0.5;0);1))" office:value-type="float" office:value="0.3">
            <text:p>0,3</text:p>
          </table:table-cell>
          <table:table-cell/>
          <table:table-cell table:style-name="ce2" table:formula="of:=[.H8]+0.2" office:value-type="float" office:value="-0.2">
            <text:p>-0,2</text:p>
          </table:table-cell>
          <table:table-cell table:style-name="ce2" table:formula="of:=-LOG((1-[.H9])/2)/LOG(2)" office:value-type="float" office:value="0.736965594166206">
            <text:p>0,7</text:p>
          </table:table-cell>
        </table:table-row>
        <table:table-row table:style-name="ro1">
          <table:table-cell table:style-name="ce2" table:formula="of:=[.A9]+0.1" office:value-type="float" office:value="0.4">
            <text:p>0,4</text:p>
          </table:table-cell>
          <table:table-cell table:style-name="ce2" table:formula="of:=POWER([.A10];[.B$4])" office:value-type="float" office:value="0.4">
            <text:p>0,4</text:p>
          </table:table-cell>
          <table:table-cell table:formula="of:=MAX(MIN([.A10]+[.C$4];1);0)" office:value-type="float" office:value="0.4">
            <text:p>0,4</text:p>
          </table:table-cell>
          <table:table-cell table:formula="of:=MIN(MAX(([.A10]-0.5)*[.D$4]+0.5;0);1)" office:value-type="float" office:value="0.4">
            <text:p>0,4</text:p>
          </table:table-cell>
          <table:table-cell table:style-name="ce2" table:formula="of:=MIN(MAX(([.A10]^[.B$4]+[.C$4]-0.5)*[.D$4]+0.5;0);1)" office:value-type="float" office:value="0.4">
            <text:p>0,4</text:p>
          </table:table-cell>
          <table:table-cell table:style-name="ce2" table:formula="of:=IF([.D$2]&gt;0;MIN(MAX(MIN(MAX([.A10]^[.B$4]+[.C$4]-0.5+0.5/[.D$4];0);1)*[.D$4];0);1);MIN(MAX(MIN(MAX([.A10]^[.B$4]*[.D$4];0);1)+([.C$4]-0.5)*[.D$4]+0.5;0);1))" office:value-type="float" office:value="0.4">
            <text:p>0,4</text:p>
          </table:table-cell>
          <table:table-cell/>
          <table:table-cell table:style-name="ce2" table:formula="of:=[.H9]+0.2" office:value-type="float" office:value="0">
            <text:p>0,0</text:p>
          </table:table-cell>
          <table:table-cell table:style-name="ce2" table:formula="of:=-LOG((1-[.H10])/2)/LOG(2)" office:value-type="float" office:value="1">
            <text:p>1,0</text:p>
          </table:table-cell>
        </table:table-row>
        <table:table-row table:style-name="ro1">
          <table:table-cell table:style-name="ce2" table:formula="of:=[.A10]+0.1" office:value-type="float" office:value="0.5">
            <text:p>0,5</text:p>
          </table:table-cell>
          <table:table-cell table:style-name="ce2" table:formula="of:=POWER([.A11];[.B$4])" office:value-type="float" office:value="0.5">
            <text:p>0,5</text:p>
          </table:table-cell>
          <table:table-cell table:formula="of:=MAX(MIN([.A11]+[.C$4];1);0)" office:value-type="float" office:value="0.5">
            <text:p>0,5</text:p>
          </table:table-cell>
          <table:table-cell table:formula="of:=MIN(MAX(([.A11]-0.5)*[.D$4]+0.5;0);1)" office:value-type="float" office:value="0.5">
            <text:p>0,5</text:p>
          </table:table-cell>
          <table:table-cell table:style-name="ce2" table:formula="of:=MIN(MAX(([.A11]^[.B$4]+[.C$4]-0.5)*[.D$4]+0.5;0);1)" office:value-type="float" office:value="0.5">
            <text:p>0,5</text:p>
          </table:table-cell>
          <table:table-cell table:style-name="ce2" table:formula="of:=IF([.D$2]&gt;0;MIN(MAX(MIN(MAX([.A11]^[.B$4]+[.C$4]-0.5+0.5/[.D$4];0);1)*[.D$4];0);1);MIN(MAX(MIN(MAX([.A11]^[.B$4]*[.D$4];0);1)+([.C$4]-0.5)*[.D$4]+0.5;0);1))" office:value-type="float" office:value="0.5">
            <text:p>0,5</text:p>
          </table:table-cell>
          <table:table-cell/>
          <table:table-cell table:style-name="ce2" table:formula="of:=[.H10]+0.2" office:value-type="float" office:value="0.2">
            <text:p>0,2</text:p>
          </table:table-cell>
          <table:table-cell table:style-name="ce2" table:formula="of:=-LOG((1-[.H11])/2)/LOG(2)" office:value-type="float" office:value="1.32192809488736">
            <text:p>1,3</text:p>
          </table:table-cell>
        </table:table-row>
        <table:table-row table:style-name="ro1">
          <table:table-cell table:style-name="ce2" table:formula="of:=[.A11]+0.1" office:value-type="float" office:value="0.6">
            <text:p>0,6</text:p>
          </table:table-cell>
          <table:table-cell table:style-name="ce2" table:formula="of:=POWER([.A12];[.B$4])" office:value-type="float" office:value="0.6">
            <text:p>0,6</text:p>
          </table:table-cell>
          <table:table-cell table:formula="of:=MAX(MIN([.A12]+[.C$4];1);0)" office:value-type="float" office:value="0.6">
            <text:p>0,6</text:p>
          </table:table-cell>
          <table:table-cell table:formula="of:=MIN(MAX(([.A12]-0.5)*[.D$4]+0.5;0);1)" office:value-type="float" office:value="0.6">
            <text:p>0,6</text:p>
          </table:table-cell>
          <table:table-cell table:style-name="ce2" table:formula="of:=MIN(MAX(([.A12]^[.B$4]+[.C$4]-0.5)*[.D$4]+0.5;0);1)" office:value-type="float" office:value="0.6">
            <text:p>0,6</text:p>
          </table:table-cell>
          <table:table-cell table:style-name="ce2" table:formula="of:=IF([.D$2]&gt;0;MIN(MAX(MIN(MAX([.A12]^[.B$4]+[.C$4]-0.5+0.5/[.D$4];0);1)*[.D$4];0);1);MIN(MAX(MIN(MAX([.A12]^[.B$4]*[.D$4];0);1)+([.C$4]-0.5)*[.D$4]+0.5;0);1))" office:value-type="float" office:value="0.6">
            <text:p>0,6</text:p>
          </table:table-cell>
          <table:table-cell/>
          <table:table-cell table:style-name="ce2" table:formula="of:=[.H11]+0.2" office:value-type="float" office:value="0.4">
            <text:p>0,4</text:p>
          </table:table-cell>
          <table:table-cell table:style-name="ce2" table:formula="of:=-LOG((1-[.H12])/2)/LOG(2)" office:value-type="float" office:value="1.73696559416621">
            <text:p>1,7</text:p>
          </table:table-cell>
        </table:table-row>
        <table:table-row table:style-name="ro1">
          <table:table-cell table:style-name="ce2" table:formula="of:=[.A12]+0.1" office:value-type="float" office:value="0.7">
            <text:p>0,7</text:p>
          </table:table-cell>
          <table:table-cell table:style-name="ce2" table:formula="of:=POWER([.A13];[.B$4])" office:value-type="float" office:value="0.7">
            <text:p>0,7</text:p>
          </table:table-cell>
          <table:table-cell table:formula="of:=MAX(MIN([.A13]+[.C$4];1);0)" office:value-type="float" office:value="0.7">
            <text:p>0,7</text:p>
          </table:table-cell>
          <table:table-cell table:formula="of:=MIN(MAX(([.A13]-0.5)*[.D$4]+0.5;0);1)" office:value-type="float" office:value="0.7">
            <text:p>0,7</text:p>
          </table:table-cell>
          <table:table-cell table:style-name="ce2" table:formula="of:=MIN(MAX(([.A13]^[.B$4]+[.C$4]-0.5)*[.D$4]+0.5;0);1)" office:value-type="float" office:value="0.7">
            <text:p>0,7</text:p>
          </table:table-cell>
          <table:table-cell table:style-name="ce2" table:formula="of:=IF([.D$2]&gt;0;MIN(MAX(MIN(MAX([.A13]^[.B$4]+[.C$4]-0.5+0.5/[.D$4];0);1)*[.D$4];0);1);MIN(MAX(MIN(MAX([.A13]^[.B$4]*[.D$4];0);1)+([.C$4]-0.5)*[.D$4]+0.5;0);1))" office:value-type="float" office:value="0.7">
            <text:p>0,7</text:p>
          </table:table-cell>
          <table:table-cell/>
          <table:table-cell table:style-name="ce2" table:formula="of:=[.H12]+0.2" office:value-type="float" office:value="0.6">
            <text:p>0,6</text:p>
          </table:table-cell>
          <table:table-cell table:style-name="ce2" table:formula="of:=-LOG((1-[.H13])/2)/LOG(2)" office:value-type="float" office:value="2.32192809488736">
            <text:p>2,3</text:p>
          </table:table-cell>
        </table:table-row>
        <table:table-row table:style-name="ro1">
          <table:table-cell table:style-name="ce2" table:formula="of:=[.A13]+0.1" office:value-type="float" office:value="0.8">
            <text:p>0,8</text:p>
          </table:table-cell>
          <table:table-cell table:style-name="ce2" table:formula="of:=POWER([.A14];[.B$4])" office:value-type="float" office:value="0.8">
            <text:p>0,8</text:p>
          </table:table-cell>
          <table:table-cell table:formula="of:=MAX(MIN([.A14]+[.C$4];1);0)" office:value-type="float" office:value="0.8">
            <text:p>0,8</text:p>
          </table:table-cell>
          <table:table-cell table:formula="of:=MIN(MAX(([.A14]-0.5)*[.D$4]+0.5;0);1)" office:value-type="float" office:value="0.8">
            <text:p>0,8</text:p>
          </table:table-cell>
          <table:table-cell table:style-name="ce2" table:formula="of:=MIN(MAX(([.A14]^[.B$4]+[.C$4]-0.5)*[.D$4]+0.5;0);1)" office:value-type="float" office:value="0.8">
            <text:p>0,8</text:p>
          </table:table-cell>
          <table:table-cell table:style-name="ce2" table:formula="of:=IF([.D$2]&gt;0;MIN(MAX(MIN(MAX([.A14]^[.B$4]+[.C$4]-0.5+0.5/[.D$4];0);1)*[.D$4];0);1);MIN(MAX(MIN(MAX([.A14]^[.B$4]*[.D$4];0);1)+([.C$4]-0.5)*[.D$4]+0.5;0);1))" office:value-type="float" office:value="0.8">
            <text:p>0,8</text:p>
          </table:table-cell>
          <table:table-cell/>
          <table:table-cell table:style-name="ce2" table:formula="of:=[.H13]+0.2" office:value-type="float" office:value="0.8">
            <text:p>0,8</text:p>
          </table:table-cell>
          <table:table-cell table:style-name="ce2" table:formula="of:=-LOG((1-[.H14])/2)/LOG(2)" office:value-type="float" office:value="3.32192809488736">
            <text:p>3,3</text:p>
          </table:table-cell>
        </table:table-row>
        <table:table-row table:style-name="ro1">
          <table:table-cell table:style-name="ce2" table:formula="of:=[.A14]+0.1" office:value-type="float" office:value="0.9">
            <text:p>0,9</text:p>
          </table:table-cell>
          <table:table-cell table:style-name="ce2" table:formula="of:=POWER([.A15];[.B$4])" office:value-type="float" office:value="0.9">
            <text:p>0,9</text:p>
          </table:table-cell>
          <table:table-cell table:formula="of:=MAX(MIN([.A15]+[.C$4];1);0)" office:value-type="float" office:value="0.9">
            <text:p>0,9</text:p>
          </table:table-cell>
          <table:table-cell table:formula="of:=MIN(MAX(([.A15]-0.5)*[.D$4]+0.5;0);1)" office:value-type="float" office:value="0.9">
            <text:p>0,9</text:p>
          </table:table-cell>
          <table:table-cell table:style-name="ce2" table:formula="of:=MIN(MAX(([.A15]^[.B$4]+[.C$4]-0.5)*[.D$4]+0.5;0);1)" office:value-type="float" office:value="0.9">
            <text:p>0,9</text:p>
          </table:table-cell>
          <table:table-cell table:style-name="ce2" table:formula="of:=IF([.D$2]&gt;0;MIN(MAX(MIN(MAX([.A15]^[.B$4]+[.C$4]-0.5+0.5/[.D$4];0);1)*[.D$4];0);1);MIN(MAX(MIN(MAX([.A15]^[.B$4]*[.D$4];0);1)+([.C$4]-0.5)*[.D$4]+0.5;0);1))" office:value-type="float" office:value="0.9">
            <text:p>0,9</text:p>
          </table:table-cell>
          <table:table-cell/>
          <table:table-cell table:style-name="ce2" table:formula="of:=[.H14]+0.2" office:value-type="float" office:value="1">
            <text:p>1,0</text:p>
          </table:table-cell>
          <table:table-cell table:style-name="ce2" table:formula="of:=-LOG((1-[.H15])/2)/LOG(2)" office:value-type="float" office:value="0">
            <text:p>Err:502</text:p>
          </table:table-cell>
        </table:table-row>
        <table:table-row table:style-name="ro1">
          <table:table-cell table:style-name="ce2" table:formula="of:=[.A15]+0.1" office:value-type="float" office:value="1">
            <text:p>1,0</text:p>
          </table:table-cell>
          <table:table-cell table:style-name="ce2" table:formula="of:=POWER([.A16];[.B$4])" office:value-type="float" office:value="1">
            <text:p>1,0</text:p>
          </table:table-cell>
          <table:table-cell table:formula="of:=MAX(MIN([.A16]+[.C$4];1);0)" office:value-type="float" office:value="1">
            <text:p>1,0</text:p>
          </table:table-cell>
          <table:table-cell table:formula="of:=MIN(MAX(([.A16]-0.5)*[.D$4]+0.5;0);1)" office:value-type="float" office:value="1">
            <text:p>1,0</text:p>
          </table:table-cell>
          <table:table-cell table:style-name="ce2" table:formula="of:=MIN(MAX(([.A16]^[.B$4]+[.C$4]-0.5)*[.D$4]+0.5;0);1)" office:value-type="float" office:value="1">
            <text:p>1,0</text:p>
          </table:table-cell>
          <table:table-cell table:style-name="ce2" table:formula="of:=IF([.D$2]&gt;0;MIN(MAX(MIN(MAX([.A16]^[.B$4]+[.C$4]-0.5+0.5/[.D$4];0);1)*[.D$4];0);1);MIN(MAX(MIN(MAX([.A16]^[.B$4]*[.D$4];0);1)+([.C$4]-0.5)*[.D$4]+0.5;0);1))" office:value-type="float" office:value="1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v^g</text:p>
          </table:table-cell>
          <table:table-cell table:style-name="ce3" office:value-type="string">
            <text:p>v+b</text:p>
          </table:table-cell>
          <table:table-cell table:style-name="ce3" office:value-type="string">
            <text:p>(v-.5)*c+.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(v-.5+.5/c)*c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v*c-.5*c+.5</text:p>
          </table:table-cell>
          <table:table-cell/>
          <table:table-cell table:style-name="ce8" office:value-type="string">
            <text:p>c&gt;0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8" office:value-type="string">
            <text:p>(v^g+b-.5+.5/c)*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8" office:value-type="string">
            <text:p>c&lt;0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v^g*c+(b-.5)*c+.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.11.2010</text:date>, <text:time>15:3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1-19T13:31:02</meta:creation-date>
    <dc:date>2010-11-19T15:30:47</dc:date>
    <dc:creator>Frank Duckhorn</dc:creator>
    <meta:editing-duration>PT00H58M44S</meta:editing-duration>
    <meta:editing-cycles>5</meta:editing-cycles>
    <meta:generator>OpenOffice.org/3.2$Linux OpenOffice.org_project/320m19$Build-9505</meta:generator>
    <meta:document-statistic meta:table-count="3" meta:cell-count="117" meta:object-count="0"/>
  </office:meta>
</office:document-meta>
</file>